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in-126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40.530000000000001">
            <text:p>40.53</text:p>
          </table:table-cell>
          <table:table-cell table:style-name="ACE-0" office:value-type="float" office:value="9115">
            <text:p>9115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7.699999999999999">
            <text:p>−17.7</text:p>
          </table:table-cell>
          <table:table-cell table:style-name="ACE-0" office:value-type="float" office:value="1.0646788248105623">
            <text:p>1.06468</text:p>
          </table:table-cell>
          <table:table-cell table:style-name="ACE-0" office:value-type="float" office:value="1.0041040782707737">
            <text:p>1.0041041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in-125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40.539999999999999">
            <text:p>40.54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7.699999999999999">
            <text:p>−17.7</text:p>
          </table:table-cell>
          <table:table-cell table:style-name="ACE-0" office:value-type="float" office:value="1.0646788248105623">
            <text:p>1.06468</text:p>
          </table:table-cell>
          <table:table-cell table:style-name="ACE-0" office:value-type="float" office:value="1.0041040782707737">
            <text:p>1.0041041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07</text:p>
          </table:table-cell>
          <table:table-cell table:style-name="ACE-0" office:value-type="float" office:value="64.439999999999998">
            <text:p>64.44</text:p>
          </table:table-cell>
          <table:table-cell table:style-name="ACE-0" office:value-type="float" office:value="39.789999999999999">
            <text:p>39.79</text:p>
          </table:table-cell>
          <table:table-cell table:style-name="ACE-0" office:value-type="float" office:value="8610">
            <text:p>861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824999999999999">
            <text:p>11.825</text:p>
          </table:table-cell>
          <table:table-cell table:style-name="ACE-0" office:value-type="float" office:value="2.5011447379150211">
            <text:p>2.50114</text:p>
          </table:table-cell>
          <table:table-cell table:style-name="ACE-0" office:value-type="float" office:value="2.5011447379150211">
            <text:p>2.5011447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8</text:p>
          </table:table-cell>
          <table:table-cell table:style-name="ACE-0" office:value-type="float" office:value="64.469999999999999">
            <text:p>64.47</text:p>
          </table:table-cell>
          <table:table-cell table:style-name="ACE-0" office:value-type="float" office:value="39.649999999999999">
            <text:p>39.65</text:p>
          </table:table-cell>
          <table:table-cell table:style-name="ACE-0" office:value-type="float" office:value="9070">
            <text:p>907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7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9.590000000000003">
            <text:p>39.59</text:p>
          </table:table-cell>
          <table:table-cell table:style-name="ACE-0" office:value-type="float" office:value="4870">
            <text:p>48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449999999999999">
            <text:p>24.45</text:p>
          </table:table-cell>
          <table:table-cell table:style-name="ACE-0" office:value-type="float" office:value="2.5129862713512781">
            <text:p>2.51299</text:p>
          </table:table-cell>
          <table:table-cell table:style-name="ACE-0" office:value-type="float" office:value="2.5129862713512781">
            <text:p>2.512986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04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9.770000000000003">
            <text:p>39.77</text:p>
          </table:table-cell>
          <table:table-cell table:style-name="ACE-0" office:value-type="float" office:value="1960">
            <text:p>19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500000000000001">
            <text:p>1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14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9.770000000000003">
            <text:p>39.7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73</text:p>
          </table:table-cell>
          <table:table-cell table:style-name="ACE-0" office:value-type="float" office:value="64.489999999999995">
            <text:p>64.49</text:p>
          </table:table-cell>
          <table:table-cell table:style-name="ACE-0" office:value-type="float" office:value="39.899999999999999">
            <text:p>39.9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6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9.649999999999999">
            <text:p>39.65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05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9.75">
            <text:p>39.75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500000000000001">
            <text:p>1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72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9.890000000000001">
            <text:p>39.89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5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370">
            <text:p>33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0249999999999999">
            <text:p>2.02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4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640000000000001">
            <text:p>39.64</text:p>
          </table:table-cell>
          <table:table-cell table:style-name="ACE-0" office:value-type="float" office:value="2900">
            <text:p>29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 (lagoon deposit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5">
            <text:p>1.55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71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909999999999997">
            <text:p>39.91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81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969999999999999">
            <text:p>39.97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61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39.640000000000001">
            <text:p>39.64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9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40.07">
            <text:p>40.07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0000000000000009">
            <text:p>0.6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49</text:p>
          </table:table-cell>
          <table:table-cell table:style-name="ACE-0" office:value-type="float" office:value="64.530000000000001">
            <text:p>64.53</text:p>
          </table:table-cell>
          <table:table-cell table:style-name="ACE-0" office:value-type="float" office:value="39.649999999999999">
            <text:p>39.65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48</text:p>
          </table:table-cell>
          <table:table-cell table:style-name="ACE-0" office:value-type="float" office:value="64.530000000000001">
            <text:p>64.53</text:p>
          </table:table-cell>
          <table:table-cell table:style-name="ACE-0" office:value-type="float" office:value="39.659999999999997">
            <text:p>39.66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60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530000000000001">
            <text:p>39.53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">
            <text:p>1.75</text:p>
          </table:table-cell>
          <table:table-cell table:style-name="ACE-0" office:value-type="float" office:value="2.9097678468393315">
            <text:p>2.90977</text:p>
          </table:table-cell>
          <table:table-cell table:style-name="ACE-0" office:value-type="float" office:value="2.9097678468393315">
            <text:p>2.9097678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2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24999999999999911">
            <text:p>0.02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52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 (lagoon deposits), saltish diato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0249999999999999">
            <text:p>1.025</text:p>
          </table:table-cell>
          <table:table-cell table:style-name="ACE-0" office:value-type="float" office:value="2.5126131815303365">
            <text:p>2.51261</text:p>
          </table:table-cell>
          <table:table-cell table:style-name="ACE-0" office:value-type="float" office:value="2.5126131815303365">
            <text:p>2.5126132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47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659999999999997">
            <text:p>39.66</text:p>
          </table:table-cell>
          <table:table-cell table:style-name="ACE-0" office:value-type="float" office:value="190">
            <text:p>19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66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700000000000002">
            <text:p>1.47</text:p>
          </table:table-cell>
          <table:table-cell table:style-name="ACE-0" office:value-type="float" office:value="2.5000399996800051">
            <text:p>2.50004</text:p>
          </table:table-cell>
          <table:table-cell table:style-name="ACE-0" office:value-type="float" office:value="2.5000399996800051">
            <text:p>2.50004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67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9450000000000001">
            <text:p>1.945</text:p>
          </table:table-cell>
          <table:table-cell table:style-name="ACE-0" office:value-type="float" office:value="2.5000249998750013">
            <text:p>2.50002</text:p>
          </table:table-cell>
          <table:table-cell table:style-name="ACE-0" office:value-type="float" office:value="2.5000249998750013">
            <text:p>2.500025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68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850000000000001">
            <text:p>1.685</text:p>
          </table:table-cell>
          <table:table-cell table:style-name="ACE-0" office:value-type="float" office:value="2.5006792997103808">
            <text:p>2.50068</text:p>
          </table:table-cell>
          <table:table-cell table:style-name="ACE-0" office:value-type="float" office:value="2.5005399416925935">
            <text:p>2.50053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69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2.5007446890876324">
            <text:p>2.50074</text:p>
          </table:table-cell>
          <table:table-cell table:style-name="ACE-0" office:value-type="float" office:value="2.5005399416925935">
            <text:p>2.50053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69kp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2690">
            <text:p>269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2.5007446890876324">
            <text:p>2.50074</text:p>
          </table:table-cell>
          <table:table-cell table:style-name="ACE-0" office:value-type="float" office:value="2.5005399416925935">
            <text:p>2.50053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72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Sphagnum with green mosse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2.500402825546316">
            <text:p>2.5004</text:p>
          </table:table-cell>
          <table:table-cell table:style-name="ACE-0" office:value-type="float" office:value="2.5000449995950071">
            <text:p>2.500045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74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3880">
            <text:p>38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hragmites-birch loamy peat with saltish water diato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994882587277364">
            <text:p>2.89949</text:p>
          </table:table-cell>
          <table:table-cell table:style-name="ACE-0" office:value-type="float" office:value="2.8990255125645237">
            <text:p>2.8990255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75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5410">
            <text:p>541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hragmites loamy peat (lagoon deposit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4">
            <text:p>−1.24</text:p>
          </table:table-cell>
          <table:table-cell table:style-name="ACE-0" office:value-type="float" office:value="2.5013794274359897">
            <text:p>2.50138</text:p>
          </table:table-cell>
          <table:table-cell table:style-name="ACE-0" office:value-type="float" office:value="2.5005399416925935">
            <text:p>2.50053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76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hragmites-repleted lagoon deposits with saltish water diato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2.5005399416925935">
            <text:p>2.50054</text:p>
          </table:table-cell>
          <table:table-cell table:style-name="ACE-0" office:value-type="float" office:value="2.5005399416925935">
            <text:p>2.50053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90</text:p>
          </table:table-cell>
          <table:table-cell table:style-name="ACE-0" office:value-type="float" office:value="64.620000000000005">
            <text:p>64.62</text:p>
          </table:table-cell>
          <table:table-cell table:style-name="ACE-0" office:value-type="float" office:value="40.130000000000003">
            <text:p>40.13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10</text:p>
          </table:table-cell>
          <table:table-cell table:style-name="ACE-0" office:value-type="float" office:value="64.629999999999995">
            <text:p>64.63</text:p>
          </table:table-cell>
          <table:table-cell table:style-name="ACE-0" office:value-type="float" office:value="39.890000000000001">
            <text:p>39.89</text:p>
          </table:table-cell>
          <table:table-cell table:style-name="ACE-0" office:value-type="float" office:value="1820">
            <text:p>182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09</text:p>
          </table:table-cell>
          <table:table-cell table:style-name="ACE-0" office:value-type="float" office:value="64.629999999999995">
            <text:p>64.63</text:p>
          </table:table-cell>
          <table:table-cell table:style-name="ACE-0" office:value-type="float" office:value="39.920000000000002">
            <text:p>39.92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6499999999999999">
            <text:p>0.36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13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39.869999999999997">
            <text:p>39.87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6">
            <text:p>1.46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011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39.880000000000003">
            <text:p>39.88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140.91999999999999">
            <text:p>140.92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499999999999998">
            <text:p>1.5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93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100000000000001">
            <text:p>40.1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 with saltish water diato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9999999999999996">
            <text:p>0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71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">
            <text:p>40.32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700000000000001">
            <text:p>−1.07</text:p>
          </table:table-cell>
          <table:table-cell table:style-name="ACE-0" office:value-type="float" office:value="2.9147368959307456">
            <text:p>2.91474</text:p>
          </table:table-cell>
          <table:table-cell table:style-name="ACE-0" office:value-type="float" office:value="2.9147368959307456">
            <text:p>2.914736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72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">
            <text:p>40.32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5149999999999995">
            <text:p>−0.7515</text:p>
          </table:table-cell>
          <table:table-cell table:style-name="ACE-0" office:value-type="float" office:value="3.2233793602367062">
            <text:p>3.22338</text:p>
          </table:table-cell>
          <table:table-cell table:style-name="ACE-0" office:value-type="float" office:value="3.2233793602367062">
            <text:p>3.2233794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67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69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899999999999999">
            <text:p>0.3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70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7">
            <text:p>−0.37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68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40000000000003">
            <text:p>40.34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lant debris above grey clay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8999999999999999">
            <text:p>−0.4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91</text:p>
          </table:table-cell>
          <table:table-cell table:style-name="ACE-0" office:value-type="float" office:value="64.650000000000006">
            <text:p>64.65</text:p>
          </table:table-cell>
          <table:table-cell table:style-name="ACE-0" office:value-type="float" office:value="40.07">
            <text:p>40.07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89999999999999969">
            <text:p>−0.0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165</text:p>
          </table:table-cell>
          <table:table-cell table:style-name="ACE-0" office:value-type="float" office:value="64.650000000000006">
            <text:p>64.65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392</text:p>
          </table:table-cell>
          <table:table-cell table:style-name="ACE-0" office:value-type="float" office:value="64.659999999999997">
            <text:p>64.66</text:p>
          </table:table-cell>
          <table:table-cell table:style-name="ACE-0" office:value-type="float" office:value="39.979999999999997">
            <text:p>39.98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149999999999999">
            <text:p>−1.3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9</text:p>
          </table:table-cell>
          <table:table-cell table:style-name="ACE-0" office:value-type="float" office:value="64.680000000000007">
            <text:p>64.68</text:p>
          </table:table-cell>
          <table:table-cell table:style-name="ACE-0" office:value-type="float" office:value="40.289999999999999">
            <text:p>40.29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49999999999997">
            <text:p>−2.0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70</text:p>
          </table:table-cell>
          <table:table-cell table:style-name="ACE-0" office:value-type="float" office:value="64.680000000000007">
            <text:p>64.68</text:p>
          </table:table-cell>
          <table:table-cell table:style-name="ACE-0" office:value-type="float" office:value="40.289999999999999">
            <text:p>40.29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5">
            <text:p>−2.25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52</text:p>
          </table:table-cell>
          <table:table-cell table:style-name="ACE-0" office:value-type="float" office:value="64.680000000000007">
            <text:p>64.68</text:p>
          </table:table-cell>
          <table:table-cell table:style-name="ACE-0" office:value-type="float" office:value="40.369999999999997">
            <text:p>40.37</text:p>
          </table:table-cell>
          <table:table-cell table:style-name="ACE-0" office:value-type="float" office:value="2750">
            <text:p>275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500000000000002">
            <text:p>−2.4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7</text:p>
          </table:table-cell>
          <table:table-cell table:style-name="ACE-0" office:value-type="float" office:value="64.689999999999998">
            <text:p>64.69</text:p>
          </table:table-cell>
          <table:table-cell table:style-name="ACE-0" office:value-type="float" office:value="40.280000000000001">
            <text:p>40.28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750000000000001">
            <text:p>−1.97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8</text:p>
          </table:table-cell>
          <table:table-cell table:style-name="ACE-0" office:value-type="float" office:value="64.689999999999998">
            <text:p>64.69</text:p>
          </table:table-cell>
          <table:table-cell table:style-name="ACE-0" office:value-type="float" office:value="40.280000000000001">
            <text:p>40.28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600000000000001">
            <text:p>−2.06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4</text:p>
          </table:table-cell>
          <table:table-cell table:style-name="ACE-0" office:value-type="float" office:value="64.700000000000003">
            <text:p>64.7</text:p>
          </table:table-cell>
          <table:table-cell table:style-name="ACE-0" office:value-type="float" office:value="40.259999999999998">
            <text:p>40.26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6500000000000001">
            <text:p>−0.26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6</text:p>
          </table:table-cell>
          <table:table-cell table:style-name="ACE-0" office:value-type="float" office:value="64.700000000000003">
            <text:p>64.7</text:p>
          </table:table-cell>
          <table:table-cell table:style-name="ACE-0" office:value-type="float" office:value="40.259999999999998">
            <text:p>40.26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4000000000000004">
            <text:p>−0.54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53</text:p>
          </table:table-cell>
          <table:table-cell table:style-name="ACE-0" office:value-type="float" office:value="64.709999999999994">
            <text:p>64.71</text:p>
          </table:table-cell>
          <table:table-cell table:style-name="ACE-0" office:value-type="float" office:value="40.350000000000001">
            <text:p>40.35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249999999999996">
            <text:p>4.725</text:p>
          </table:table-cell>
          <table:table-cell table:style-name="ACE-0" office:value-type="float" office:value="2.8995471926664687">
            <text:p>2.89955</text:p>
          </table:table-cell>
          <table:table-cell table:style-name="ACE-0" office:value-type="float" office:value="2.8995471926664687">
            <text:p>2.8995472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54</text:p>
          </table:table-cell>
          <table:table-cell table:style-name="ACE-0" office:value-type="float" office:value="64.709999999999994">
            <text:p>64.71</text:p>
          </table:table-cell>
          <table:table-cell table:style-name="ACE-0" office:value-type="float" office:value="40.350000000000001">
            <text:p>40.35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8499999999999996">
            <text:p>4.8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3</text:p>
          </table:table-cell>
          <table:table-cell table:style-name="ACE-0" office:value-type="float" office:value="64.719999999999999">
            <text:p>64.72</text:p>
          </table:table-cell>
          <table:table-cell table:style-name="ACE-0" office:value-type="float" office:value="40.229999999999997">
            <text:p>40.23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2</text:p>
          </table:table-cell>
          <table:table-cell table:style-name="ACE-0" office:value-type="float" office:value="64.739999999999995">
            <text:p>64.74</text:p>
          </table:table-cell>
          <table:table-cell table:style-name="ACE-0" office:value-type="float" office:value="40.119999999999997">
            <text:p>40.12</text:p>
          </table:table-cell>
          <table:table-cell table:style-name="ACE-0" office:value-type="float" office:value="2690">
            <text:p>269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95">
            <text:p>−0.99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1</text:p>
          </table:table-cell>
          <table:table-cell table:style-name="ACE-0" office:value-type="float" office:value="64.739999999999995">
            <text:p>64.74</text:p>
          </table:table-cell>
          <table:table-cell table:style-name="ACE-0" office:value-type="float" office:value="40.140000000000001">
            <text:p>40.14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149999999999999">
            <text:p>−1.0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58</text:p>
          </table:table-cell>
          <table:table-cell table:style-name="ACE-0" office:value-type="float" office:value="64.75">
            <text:p>64.75</text:p>
          </table:table-cell>
          <table:table-cell table:style-name="ACE-0" office:value-type="float" office:value="40.109999999999999">
            <text:p>40.11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499999999999995">
            <text:p>−0.8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57</text:p>
          </table:table-cell>
          <table:table-cell table:style-name="ACE-0" office:value-type="float" office:value="64.75">
            <text:p>64.75</text:p>
          </table:table-cell>
          <table:table-cell table:style-name="ACE-0" office:value-type="float" office:value="40.210000000000001">
            <text:p>40.21</text:p>
          </table:table-cell>
          <table:table-cell table:style-name="ACE-0" office:value-type="float" office:value="2000">
            <text:p>2000</text:p>
          </table:table-cell>
          <table:table-cell table:style-name="ACE-0" office:value-type="float" office:value="166.00999999999999">
            <text:p>166.0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56</text:p>
          </table:table-cell>
          <table:table-cell table:style-name="ACE-0" office:value-type="float" office:value="64.75">
            <text:p>64.7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65</text:p>
          </table:table-cell>
          <table:table-cell table:style-name="ACE-0" office:value-type="float" office:value="64.760000000000005">
            <text:p>64.76</text:p>
          </table:table-cell>
          <table:table-cell table:style-name="ACE-0" office:value-type="float" office:value="40.039999999999999">
            <text:p>40.04</text:p>
          </table:table-cell>
          <table:table-cell table:style-name="ACE-0" office:value-type="float" office:value="940">
            <text:p>9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9000000000000001">
            <text:p>−0.3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255</text:p>
          </table:table-cell>
          <table:table-cell table:style-name="ACE-0" office:value-type="float" office:value="64.760000000000005">
            <text:p>64.76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1090">
            <text:p>109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249999999999999">
            <text:p>1.52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7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40.439999999999998">
            <text:p>40.44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014999999999998">
            <text:p>−1.201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8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40.439999999999998">
            <text:p>40.44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6</text:p>
          </table:table-cell>
          <table:table-cell table:style-name="ACE-0" office:value-type="float" office:value="64.879999999999995">
            <text:p>64.88</text:p>
          </table:table-cell>
          <table:table-cell table:style-name="ACE-0" office:value-type="float" office:value="40.289999999999999">
            <text:p>40.29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500000000000001">
            <text:p>−1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5</text:p>
          </table:table-cell>
          <table:table-cell table:style-name="ACE-0" office:value-type="float" office:value="64.879999999999995">
            <text:p>64.88</text:p>
          </table:table-cell>
          <table:table-cell table:style-name="ACE-0" office:value-type="float" office:value="40.310000000000002">
            <text:p>40.31</text:p>
          </table:table-cell>
          <table:table-cell table:style-name="ACE-0" office:value-type="float" office:value="2160">
            <text:p>216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9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530">
            <text:p>53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999999999999996">
            <text:p>3.1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1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166.00999999999999">
            <text:p>166.0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7</text:p>
          </table:table-cell>
          <table:table-cell table:style-name="ACE-0" office:value-type="float" office:value="64.920000000000002">
            <text:p>64.92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166.00999999999999">
            <text:p>166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5</text:p>
          </table:table-cell>
          <table:table-cell table:style-name="ACE-0" office:value-type="float" office:value="64.930000000000007">
            <text:p>64.93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0499999999999998">
            <text:p>2.0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6</text:p>
          </table:table-cell>
          <table:table-cell table:style-name="ACE-0" office:value-type="float" office:value="64.930000000000007">
            <text:p>64.93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2390">
            <text:p>239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5000000000000009">
            <text:p>0.8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3</text:p>
          </table:table-cell>
          <table:table-cell table:style-name="ACE-0" office:value-type="float" office:value="64.939999999999998">
            <text:p>64.94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98500000000000032">
            <text:p>0.098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4</text:p>
          </table:table-cell>
          <table:table-cell table:style-name="ACE-0" office:value-type="float" office:value="64.939999999999998">
            <text:p>64.94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0</text:p>
          </table:table-cell>
          <table:table-cell table:style-name="ACE-0" office:value-type="float" office:value="64.950000000000003">
            <text:p>64.95</text:p>
          </table:table-cell>
          <table:table-cell table:style-name="ACE-0" office:value-type="float" office:value="40.43">
            <text:p>40.43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3">
            <text:p>1.73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1</text:p>
          </table:table-cell>
          <table:table-cell table:style-name="ACE-0" office:value-type="float" office:value="64.950000000000003">
            <text:p>64.95</text:p>
          </table:table-cell>
          <table:table-cell table:style-name="ACE-0" office:value-type="float" office:value="40.43">
            <text:p>40.43</text:p>
          </table:table-cell>
          <table:table-cell table:style-name="ACE-0" office:value-type="float" office:value="1540">
            <text:p>15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915165719560382">
            <text:p>2.91517</text:p>
          </table:table-cell>
          <table:table-cell table:style-name="ACE-0" office:value-type="float" office:value="2.915165719560382">
            <text:p>2.9151657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2</text:p>
          </table:table-cell>
          <table:table-cell table:style-name="ACE-0" office:value-type="float" office:value="64.959999999999994">
            <text:p>64.96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48</text:p>
          </table:table-cell>
          <table:table-cell table:style-name="ACE-0" office:value-type="float" office:value="64.959999999999994">
            <text:p>64.96</text:p>
          </table:table-cell>
          <table:table-cell table:style-name="ACE-0" office:value-type="float" office:value="40.229999999999997">
            <text:p>40.23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549999999999998">
            <text:p>1.155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4a</text:p>
          </table:table-cell>
          <table:table-cell table:style-name="ACE-0" office:value-type="float" office:value="64.969999999999999">
            <text:p>64.97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960">
            <text:p>19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5000000000000002">
            <text:p>−0.1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4653</text:p>
          </table:table-cell>
          <table:table-cell table:style-name="ACE-0" office:value-type="float" office:value="64.989999999999995">
            <text:p>64.99</text:p>
          </table:table-cell>
          <table:table-cell table:style-name="ACE-0" office:value-type="float" office:value="40.340000000000003">
            <text:p>40.34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69999999999999951">
            <text:p>−0.07</text:p>
          </table:table-cell>
          <table:table-cell table:style-name="ACE-0" office:value-type="float" office:value="2.8986460498826001">
            <text:p>2.89865</text:p>
          </table:table-cell>
          <table:table-cell table:style-name="ACE-0" office:value-type="float" office:value="2.8986460498826001">
            <text:p>2.898646</text:p>
          </table:table-cell>
          <table:table-cell table:style-name="ACE-0" office:value-type="string">
            <text:p>ZaretskayaEtal2011,BaranskayaEtal2018</text:p>
          </table:table-cell>
          <table:table-cell table:number-columns-repeated="240" table:style-name="ACE-0"/>
        </table:table-row>
        <table:table-row table:style-name="AROW-0" table:number-rows-repeated="94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8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37:1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